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c17c"/>
    </style:style>
    <style:style style:name="P2" style:family="paragraph" style:parent-style-name="Standard">
      <style:text-properties officeooo:rsid="001a6ac4" officeooo:paragraph-rsid="001a6ac4"/>
    </style:style>
    <style:style style:name="T1" style:family="text">
      <style:text-properties officeooo:rsid="0018c17c"/>
    </style:style>
    <style:style style:name="T2" style:family="text">
      <style:text-properties officeooo:rsid="001a6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--- </text:span>/<text:span text:style-name="T1">proc</text:span></text:p>
      <text:p text:style-name="P1">→<text:span text:style-name="T2"> Schnittstelle zum Kernel.</text:span></text:p>
      <text:p text:style-name="P1">→<text:span text:style-name="T1"> Ist virtuel </text:span></text:p>
      <text:p text:style-name="P1"><text:span text:style-name="T1"><text:tab/>→ Befindet sich im RAM nicht auf HD.</text:span></text:p>
      <text:p text:style-name="Standard">→<text:span text:style-name="T1"> In /proc befinden sich Ordner mit Nummern.</text:span></text:p>
      <text:p text:style-name="Standard"><text:tab/>→<text:span text:style-name="T1"> Jede Nummer ist auch eine PID die zu einem Prozess geört, der auf dem System läuft.</text:span></text:p>
      <text:p text:style-name="P2"><text:tab/>→ Hält für jeden laufenden Prozess ein Verzeichnis.</text:p>
      <text:p text:style-name="P2"><text:tab/><text:tab/>→ Stellt Informationen über den Prozess zur Verfügu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0:29:05.475593694</meta:creation-date>
    <meta:generator>LibreOffice/6.4.7.2$Linux_X86_64 LibreOffice_project/40$Build-2</meta:generator>
    <dc:date>2022-07-05T11:14:50.116969033</dc:date>
    <meta:editing-duration>PT45M45S</meta:editing-duration>
    <meta:editing-cycles>2</meta:editing-cycles>
    <meta:document-statistic meta:table-count="0" meta:image-count="0" meta:object-count="0" meta:page-count="1" meta:paragraph-count="8" meta:word-count="58" meta:character-count="325" meta:non-whitespace-character-count="269"/>
  </office:meta>
</office:document-meta>
</file>